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AB000000B32D81D124.png" manifest:media-type="image/png"/>
  <manifest:file-entry manifest:full-path="Pictures/10000001000007D6000000BD6CDBC6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.191cm" style:rel-column-width="4106*"/>
    </style:style>
    <style:style style:name="Tabelle1.B" style:family="table-column">
      <style:table-column-properties style:column-width="1.909cm" style:rel-column-width="6582*"/>
    </style:style>
    <style:style style:name="Tabelle1.C" style:family="table-column">
      <style:table-column-properties style:column-width="10.887cm" style:rel-column-width="37549*"/>
    </style:style>
    <style:style style:name="Tabelle1.D" style:family="table-column">
      <style:table-column-properties style:column-width="2.702cm" style:rel-column-width="9320*"/>
    </style:style>
    <style:style style:name="Tabelle1.E" style:family="table-column">
      <style:table-column-properties style:column-width="2.312cm" style:rel-column-width="797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E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1.191cm" style:rel-column-width="4106*"/>
    </style:style>
    <style:style style:name="Tabelle2.B" style:family="table-column">
      <style:table-column-properties style:column-width="1.909cm" style:rel-column-width="6582*"/>
    </style:style>
    <style:style style:name="Tabelle2.C" style:family="table-column">
      <style:table-column-properties style:column-width="10.887cm" style:rel-column-width="37549*"/>
    </style:style>
    <style:style style:name="Tabelle2.D" style:family="table-column">
      <style:table-column-properties style:column-width="2.702cm" style:rel-column-width="9320*"/>
    </style:style>
    <style:style style:name="Tabelle2.E" style:family="table-column">
      <style:table-column-properties style:column-width="2.312cm" style:rel-column-width="7978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E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aa3a" officeooo:paragraph-rsid="000caa3a"/>
    </style:style>
    <style:style style:name="P2" style:family="paragraph" style:parent-style-name="Table_20_Contents">
      <style:text-properties officeooo:rsid="000caa3a" officeooo:paragraph-rsid="000caa3a"/>
    </style:style>
    <style:style style:name="P3" style:family="paragraph" style:parent-style-name="Table_20_Contents">
      <style:text-properties officeooo:rsid="000dbe14" officeooo:paragraph-rsid="000dbe14"/>
    </style:style>
    <style:style style:name="P4" style:family="paragraph" style:parent-style-name="Table_20_Contents">
      <style:text-properties officeooo:rsid="000dbe14" officeooo:paragraph-rsid="000e4c57"/>
    </style:style>
    <style:style style:name="P5" style:family="paragraph" style:parent-style-name="Table_20_Contents">
      <style:text-properties officeooo:rsid="000e4c57" officeooo:paragraph-rsid="000e4c57"/>
    </style:style>
    <style:style style:name="P6" style:family="paragraph" style:parent-style-name="Standard">
      <style:text-properties officeooo:rsid="000caa3a" officeooo:paragraph-rsid="00112c66"/>
    </style:style>
    <style:style style:name="P7" style:family="paragraph" style:parent-style-name="Standard">
      <style:text-properties officeooo:paragraph-rsid="00112c66"/>
    </style:style>
    <style:style style:name="P8" style:family="paragraph" style:parent-style-name="Table_20_Contents">
      <style:text-properties officeooo:rsid="000caa3a" officeooo:paragraph-rsid="00112c66"/>
    </style:style>
    <style:style style:name="P9" style:family="paragraph" style:parent-style-name="Table_20_Contents">
      <style:text-properties officeooo:rsid="000dbe14" officeooo:paragraph-rsid="00112c66"/>
    </style:style>
    <style:style style:name="P10" style:family="paragraph" style:parent-style-name="Table_20_Contents">
      <style:text-properties officeooo:rsid="000e4c57" officeooo:paragraph-rsid="00112c66"/>
    </style:style>
    <style:style style:name="P11" style:family="paragraph" style:parent-style-name="Table_20_Contents">
      <style:text-properties officeooo:paragraph-rsid="00112c66"/>
    </style:style>
    <style:style style:name="P12" style:family="paragraph" style:parent-style-name="Table_20_Contents">
      <style:text-properties officeooo:rsid="00112c66" officeooo:paragraph-rsid="00112c66"/>
    </style:style>
    <style:style style:name="T1" style:family="text">
      <style:text-properties officeooo:rsid="000dbe14"/>
    </style:style>
    <style:style style:name="T2" style:family="text">
      <style:text-properties officeooo:rsid="000e4c57"/>
    </style:style>
    <style:style style:name="T3" style:family="text">
      <style:text-properties officeooo:rsid="00111a3e"/>
    </style:style>
    <style:style style:name="T4" style:family="text">
      <style:text-properties officeooo:rsid="00112c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</text:p>
      <text:p text:style-name="P1">Startup-Timing</text:p>
      <text:p text:style-name="P1"/>
      <text:p text:style-name="P1">Messung mit 1x Ina, <text:span text:style-name="T3">Testmodus, d.h. keine Akku, kein Radio</text:span></text:p>
      <text:p text:style-name="P1"/>
      <text:p text:style-name="P1"><draw:frame draw:style-name="fr1" draw:name="Bild1" text:anchor-type="char" svg:width="19.001cm" svg:height="1.529cm" draw:z-index="0"><draw:image xlink:href="Pictures/10000001000008AB000000B32D81D124.png" xlink:type="simple" xlink:show="embed" xlink:actuate="onLoad" draw:mime-type="image/png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2">0</text:p>
          </table:table-cell>
          <table:table-cell table:style-name="Tabelle1.A1" office:value-type="string">
            <text:p text:style-name="P2">Im startup code vor den c++ Konstruktoren</text:p>
          </table:table-cell>
          <table:table-cell table:style-name="Tabelle1.A1" office:value-type="string">
            <text:p text:style-name="Table_20_Contents"/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<text:span text:style-name="T1">0-&gt;</text:span>A</text:p>
          </table:table-cell>
          <table:table-cell table:style-name="Tabelle1.A2" office:value-type="string">
            <text:p text:style-name="P2">13,4ms</text:p>
          </table:table-cell>
          <table:table-cell table:style-name="Tabelle1.A2" office:value-type="string">
            <text:p text:style-name="P3">Startup vom Ina. </text:p>
            <text:p text:style-name="P3">Ina wurde auf 332uS Sampletime eingestellt.</text:p>
            <text:p text:style-name="P3"><text:s text:c="6"/>// <text:s text:c="7"/>6x 332u = 2ms</text:p>
            <text:p text:style-name="P3"><text:s text:c="6"/>// <text:s text:c="4"/>Bei 5 Durchläufen ca.</text:p>
            <text:p text:style-name="P3"><text:s text:c="6"/>// <text:s text:c="6"/>10ms</text:p>
            <text:p text:style-name="P3">In der Wartezeit auf dem Ina ADC schon mal die erste 256 vom EEPROM einlesen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<text:span text:style-name="T1">A-&gt;</text:span>B</text:p>
          </table:table-cell>
          <table:table-cell table:style-name="Tabelle1.A2" office:value-type="string">
            <text:p text:style-name="P2">21,0ms</text:p>
          </table:table-cell>
          <table:table-cell table:style-name="Tabelle1.A2" office:value-type="string">
            <text:p text:style-name="P3">256 Byte EEPROM lesen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<text:span text:style-name="T1">B-&gt;</text:span>C</text:p>
          </table:table-cell>
          <table:table-cell table:style-name="Tabelle1.A2" office:value-type="string">
            <text:p text:style-name="P2">22,2ms</text:p>
          </table:table-cell>
          <table:table-cell table:style-name="Tabelle1.A2" office:value-type="string">
            <text:p text:style-name="P3">Inas einlesen. ADC Werte sollten nun korrekte Werte haben.</text:p>
            <text:p text:style-name="P4"><text:span text:style-name="T2">Danach wird das Laden der r</text:span>estlichen <text:span text:style-name="T2">Eep </text:span>Bytes <text:span text:style-name="T2">getriggert.</text:span></text:p>
            <text:p text:style-name="P4"><text:span text:style-name="T2">Bei C geht </text:span>System in Run. <text:span text:style-name="T2">Im ersten Systemtick wird das Laden der r</text:span>estlichen <text:span text:style-name="T2">Eep </text:span>Bytes <text:span text:style-name="T2">gestartet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<text:span text:style-name="T1">C-&gt;</text:span>D</text:p>
          </table:table-cell>
          <table:table-cell table:style-name="Tabelle1.A2" office:value-type="string">
            <text:p text:style-name="P2">44,8ms</text:p>
          </table:table-cell>
          <table:table-cell table:style-name="Tabelle1.A2" office:value-type="string">
            <text:p text:style-name="P3">Restlichen Bytes werden von EEPROM geladen</text:p>
            <text:p text:style-name="P5">Nach weiteren ca. 25ms ist das Eep geladen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P1"/>
      <text:p text:style-name="P1"/>
      <text:p text:style-name="P1"><draw:frame draw:style-name="fr1" draw:name="Bild2" text:anchor-type="char" svg:width="19.001cm" svg:height="1.792cm" draw:z-index="1"><draw:image xlink:href="Pictures/10000001000007D6000000BD6CDBC6D8.png" xlink:type="simple" xlink:show="embed" xlink:actuate="onLoad" draw:mime-type="image/png"/></draw:frame></text:p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1"/>
          </table:table-cell>
          <table:table-cell table:style-name="Tabelle2.A1" office:value-type="string">
            <text:p text:style-name="P8">0</text:p>
          </table:table-cell>
          <table:table-cell table:style-name="Tabelle2.A1" office:value-type="string">
            <text:p text:style-name="P8">Im startup code vor den c++ Konstruktoren</text:p>
          </table:table-cell>
          <table:table-cell table:style-name="Tabelle2.A1" office:value-type="string">
            <text:p text:style-name="P11"/>
          </table:table-cell>
          <table:table-cell table:style-name="Tabelle2.E1" office:value-type="string">
            <text:p text:style-name="P11"/>
          </table:table-cell>
        </table:table-row>
        <table:table-row>
          <table:table-cell table:style-name="Tabelle2.A2" office:value-type="string">
            <text:p text:style-name="P8"><text:span text:style-name="T1">0-&gt;</text:span>A</text:p>
          </table:table-cell>
          <table:table-cell table:style-name="Tabelle2.A2" office:value-type="string">
            <text:p text:style-name="P8">1<text:span text:style-name="T4">2</text:span>,<text:span text:style-name="T4">0</text:span>ms</text:p>
          </table:table-cell>
          <table:table-cell table:style-name="Tabelle2.A2" office:value-type="string">
            <text:p text:style-name="P9">Startup vom Ina. </text:p>
            <text:p text:style-name="P9">Ina wurde auf 332uS Sampletime eingestellt.</text:p>
            <text:p text:style-name="P9"><text:s text:c="6"/>// <text:s text:c="7"/>6x 332u = 2ms</text:p>
            <text:p text:style-name="P9"><text:s text:c="6"/>// <text:s text:c="4"/>Bei 5 Durchläufen ca.</text:p>
            <text:p text:style-name="P9"><text:s text:c="6"/>// <text:s text:c="6"/>10ms</text:p>
            <text:p text:style-name="P12">Weil kein Eeprom Da ist, 10ms blank warten. (wegen Verzerrung in der Delay-Routine sind es jedoch ca. 20ms)</text:p>
          </table:table-cell>
          <table:table-cell table:style-name="Tabelle2.A2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2" office:value-type="string">
            <text:p text:style-name="P8"><text:span text:style-name="T1">A-&gt;</text:span>B</text:p>
          </table:table-cell>
          <table:table-cell table:style-name="Tabelle2.A2" office:value-type="string">
            <text:p text:style-name="P8"><text:span text:style-name="T4">3</text:span>1,<text:span text:style-name="T4">0</text:span>ms</text:p>
          </table:table-cell>
          <table:table-cell table:style-name="Tabelle2.A2" office:value-type="string">
            <text:p text:style-name="P9">Inas einlesen. ADC Werte sollten nun korrekte Werte haben.</text:p>
            <text:p text:style-name="P9"><text:span text:style-name="T2">Danach wird das Laden der r</text:span>estlichen <text:span text:style-name="T2">Eep </text:span>Bytes <text:span text:style-name="T2">getriggert.</text:span></text:p>
            <text:p text:style-name="P9"><text:span text:style-name="T2">Bei C geht </text:span>System in Run. <text:span text:style-name="T2">Im ersten Systemtick wird das Laden der r</text:span>estlichen <text:span text:style-name="T2">Eep </text:span>Bytes <text:span text:style-name="T2">gestartet</text:span></text:p>
          </table:table-cell>
          <table:table-cell table:style-name="Tabelle2.A2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2" office:value-type="string">
            <text:p text:style-name="P8"><text:span text:style-name="T1">B-&gt;</text:span>C</text:p>
          </table:table-cell>
          <table:table-cell table:style-name="Tabelle2.A2" office:value-type="string">
            <text:p text:style-name="P8"><text:span text:style-name="T4">32</text:span>,<text:span text:style-name="T4">8</text:span>ms</text:p>
          </table:table-cell>
          <table:table-cell table:style-name="Tabelle2.A2" office:value-type="string">
            <text:p text:style-name="P9"><text:span text:style-name="T2">Bei C geht </text:span>System in Run.</text:p>
          </table:table-cell>
          <table:table-cell table:style-name="Tabelle2.A2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4H13M28S</meta:editing-duration>
    <meta:editing-cycles>21</meta:editing-cycles>
    <meta:generator>LibreOffice/24.2.3.2$Windows_X86_64 LibreOffice_project/433d9c2ded56988e8a90e6b2e771ee4e6a5ab2ba</meta:generator>
    <dc:date>2024-11-20T17:56:25.966000000</dc:date>
    <meta:document-statistic meta:table-count="2" meta:image-count="2" meta:object-count="0" meta:page-count="1" meta:paragraph-count="43" meta:word-count="211" meta:character-count="1251" meta:non-whitespace-character-count="1011"/>
    <meta:user-defined meta:name="Info 1"/>
    <meta:user-defined meta:name="Info 2"/>
    <meta:user-defined meta:name="Info 3"/>
    <meta:user-defined meta:name="Info 4"/>
  </office:meta>
</office:document-meta>
</file>